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ditionHolderTests.compare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ditionHolderTests.combine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Tests.compar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ditionHolderTests.combin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Tests.matc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